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-color="#b4d6fa" draw:textarea-horizontal-align="justify" draw:textarea-vertical-align="middle" draw:auto-grow-height="false" fo:min-height="0.639cm" fo:min-width="2.675cm"/>
    </style:style>
    <style:style style:name="gr2" style:family="graphic" style:parent-style-name="standard">
      <style:graphic-properties svg:stroke-color="#004586" draw:fill-color="#b4d6fa" draw:textarea-horizontal-align="justify" draw:textarea-vertical-align="middle" draw:auto-grow-height="false" fo:min-height="0.639cm" fo:min-width="3.183cm"/>
    </style:style>
    <style:style style:name="gr3" style:family="graphic" style:parent-style-name="standard">
      <style:graphic-properties svg:stroke-color="#004586" draw:stroke-linejoin="round" svg:stroke-linecap="round" draw:fill-color="#b4d6fa" draw:textarea-horizontal-align="justify" draw:textarea-vertical-align="middle" draw:auto-grow-height="false" fo:min-height="0.639cm" fo:min-width="2.6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4586" draw:fill-color="#83caff" draw:textarea-horizontal-align="justify" draw:textarea-vertical-align="middle" draw:auto-grow-height="false" fo:min-height="0.639cm" fo:min-width="3.183cm"/>
    </style:style>
    <style:style style:name="gr6" style:family="graphic" style:parent-style-name="objectwithoutfill">
      <style:graphic-properties draw:marker-start="" draw:marker-end="Circle" draw:marker-end-width="0.3cm" draw:stroke-linejoin="none" svg:stroke-linecap="round" draw:fill="none" draw:textarea-vertical-align="middle"/>
    </style:style>
    <style:style style:name="gr7" style:family="graphic" style:parent-style-name="objectwithoutfill">
      <style:graphic-properties draw:marker-start="" draw:marker-end="Circle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Linux Biolinum G" fo:font-size="12pt" style:font-size-asian="12pt" style:font-size-complex="12pt"/>
    </style:style>
    <style:style style:name="P2" style:family="paragraph">
      <loext:graphic-properties draw:fill-color="#b4d6fa"/>
      <style:paragraph-properties fo:text-align="center"/>
      <style:text-properties style:font-name="Linux Biolinum G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3caff"/>
      <style:paragraph-properties fo:text-align="center"/>
      <style:text-properties style:font-name="Linux Biolinum G" fo:font-size="12pt" style:font-size-asian="12pt" style:font-size-complex="12pt"/>
    </style:style>
    <style:style style:name="P5" style:family="paragraph">
      <style:text-properties style:font-name="Linux Biolinum G"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 draw:fill-color="#ffffff"/>
      <style:text-properties style:font-name="Linux Biolinum G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Linux Biolinum G" fo:font-size="12pt" style:font-size-asian="12pt" style:font-size-complex="12pt"/>
    </style:style>
    <style:style style:name="T2" style:family="text">
      <style:text-properties style:font-name="Linux Biolinum G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0.889cm" svg:x="6.207cm" svg:y="3.413cm">
          <text:p text:style-name="P1"><text:span text:style-name="T1">GU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175cm" svg:height="0.889cm" svg:x="12.303cm" svg:y="3.413cm">
          <text:p text:style-name="P1"><text:span text:style-name="T1">G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83cm" svg:height="0.889cm" svg:x="5.953cm" svg:y="6.588cm">
          <text:p text:style-name="P1"><text:span text:style-name="T1">Python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683cm" svg:height="0.889cm" svg:x="12.049cm" svg:y="6.588cm">
          <text:p text:style-name="P1"><text:span text:style-name="T1">Python 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175cm" svg:height="0.889cm" svg:x="6.207cm" svg:y="4.937cm">
          <text:p text:style-name="P1"><text:span text:style-name="T1">GUICa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175cm" svg:height="0.889cm" svg:x="12.303cm" svg:y="4.937cm">
          <text:p text:style-name="P1"><text:span text:style-name="T1">Camera/Own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794cm" svg:y1="4.302cm" svg:x2="7.794cm" svg:y2="4.937cm" draw:start-shape="id1" draw:start-glue-point="2" draw:end-shape="id2" draw:end-glue-point="0" svg:d="M7794 4302v635" svg:viewBox="0 0 1 636">
          <text:p/>
        </draw:connector>
        <draw:connector draw:style-name="gr4" draw:text-style-name="P3" draw:layer="layout" draw:type="line" svg:x1="7.794cm" svg:y1="5.826cm" svg:x2="7.794cm" svg:y2="6.588cm" draw:start-shape="id2" draw:start-glue-point="2" draw:end-shape="id3" draw:end-glue-point="0" svg:d="M7794 5826v762" svg:viewBox="0 0 1 763">
          <text:p/>
        </draw:connector>
        <draw:connector draw:style-name="gr4" draw:text-style-name="P3" draw:layer="layout" draw:type="line" svg:x1="13.89cm" svg:y1="4.302cm" svg:x2="13.89cm" svg:y2="4.937cm" draw:start-shape="id4" draw:start-glue-point="2" draw:end-shape="id5" draw:end-glue-point="0" svg:d="M13890 4302v635" svg:viewBox="0 0 1 636">
          <text:p/>
        </draw:connector>
        <draw:connector draw:style-name="gr4" draw:text-style-name="P3" draw:layer="layout" draw:type="line" svg:x1="13.89cm" svg:y1="5.826cm" svg:x2="13.89cm" svg:y2="6.588cm" draw:start-shape="id5" draw:start-glue-point="2" draw:end-shape="id6" draw:end-glue-point="0" svg:d="M13890 5826v762" svg:viewBox="0 0 1 763">
          <text:p/>
        </draw:connector>
        <draw:custom-shape draw:style-name="gr2" draw:text-style-name="P2" xml:id="id7" draw:id="id7" draw:layer="layout" svg:width="3.683cm" svg:height="0.889cm" svg:x="9.128cm" svg:y="7.731cm">
          <text:p text:style-name="P1"><text:span text:style-name="T1">Filter 2D Slot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794cm" svg:y1="7.477cm" svg:x2="9.128cm" svg:y2="8.175cm" draw:start-shape="id3" draw:start-glue-point="2" draw:end-shape="id7" draw:end-glue-point="3" svg:d="M7794 7477l1334 698" svg:viewBox="0 0 1335 699">
          <text:p/>
        </draw:connector>
        <draw:connector draw:style-name="gr4" draw:text-style-name="P3" draw:layer="layout" draw:type="line" svg:x1="13.89cm" svg:y1="7.477cm" svg:x2="12.811cm" svg:y2="8.175cm" draw:start-shape="id6" draw:start-glue-point="2" draw:end-shape="id7" svg:d="M13890 7477l-1079 698" svg:viewBox="0 0 1080 699">
          <text:p/>
        </draw:connector>
        <draw:custom-shape draw:style-name="gr5" draw:text-style-name="P4" xml:id="id8" draw:id="id8" draw:layer="layout" svg:width="3.683cm" svg:height="0.889cm" svg:x="5.953cm" svg:y="9.001cm">
          <text:p text:style-name="P1"><text:span text:style-name="T1">Main loo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3.683cm" svg:height="0.889cm" svg:x="12.049cm" svg:y="9.001cm">
          <text:p text:style-name="P1"><text:span text:style-name="T1">Secondary Loop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794cm" svg:y1="7.477cm" svg:x2="7.794cm" svg:y2="9.001cm" draw:start-shape="id3" draw:start-glue-point="2" draw:end-shape="id8" draw:end-glue-point="0" svg:d="M7794 7477v1524" svg:viewBox="0 0 1 1525">
          <text:p/>
        </draw:connector>
        <draw:connector draw:style-name="gr4" draw:text-style-name="P3" draw:layer="layout" draw:type="line" svg:x1="13.89cm" svg:y1="7.477cm" svg:x2="13.89cm" svg:y2="9.001cm" draw:start-shape="id6" draw:start-glue-point="2" draw:end-shape="id9" svg:d="M13890 7477v1524" svg:viewBox="0 0 1 1525">
          <text:p/>
        </draw:connector>
        <draw:custom-shape draw:style-name="gr2" draw:text-style-name="P2" xml:id="id11" draw:id="id11" draw:layer="layout" svg:width="3.683cm" svg:height="0.889cm" svg:x="3.54cm" svg:y="11.541cm">
          <text:p text:style-name="P1"><text:span text:style-name="T1">Interface Loo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683cm" svg:height="0.889cm" svg:x="7.604cm" svg:y="11.541cm">
          <text:p text:style-name="P1"><text:span text:style-name="T1">Game Loo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3.683cm" svg:height="0.889cm" svg:x="9.128cm" svg:y="10.144cm"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3.683cm" svg:height="0.889cm" svg:x="15.351cm" svg:y="10.144cm">
          <text:p text:style-name="P1"><text:span text:style-name="T1">GAME Behavio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3.683cm" svg:height="0.889cm" svg:x="7.604cm" svg:y="13.065cm">
          <text:p text:style-name="P1"><text:span text:style-name="T1">Freq. Callbacks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7.794cm" svg:y1="9.89cm" svg:x2="9.128cm" svg:y2="10.588cm" draw:start-shape="id8" draw:start-glue-point="2" draw:end-shape="id10" draw:end-glue-point="3" svg:d="M7794 9890l1334 698" svg:viewBox="0 0 1335 699">
          <text:p/>
        </draw:connector>
        <draw:connector draw:style-name="gr7" draw:text-style-name="P3" draw:layer="layout" draw:type="line" svg:x1="13.89cm" svg:y1="9.89cm" svg:x2="12.811cm" svg:y2="10.588cm" draw:start-shape="id9" draw:start-glue-point="2" draw:end-shape="id10" draw:end-glue-point="1" svg:d="M13890 9890l-1079 698" svg:viewBox="0 0 1080 699">
          <text:p/>
        </draw:connector>
        <draw:connector draw:style-name="gr4" draw:text-style-name="P3" draw:layer="layout" draw:type="line" svg:x1="7.794cm" svg:y1="9.89cm" svg:x2="5.381cm" svg:y2="11.541cm" draw:start-shape="id8" draw:start-glue-point="2" draw:end-shape="id11" draw:end-glue-point="0" svg:d="M7794 9890l-2413 1651" svg:viewBox="0 0 2414 1652">
          <text:p/>
        </draw:connector>
        <draw:connector draw:style-name="gr4" draw:text-style-name="P3" draw:layer="layout" draw:type="line" svg:x1="7.794cm" svg:y1="9.89cm" svg:x2="9.445cm" svg:y2="11.541cm" draw:start-shape="id8" draw:start-glue-point="2" draw:end-shape="id12" draw:end-glue-point="0" svg:d="M7794 9890l1651 1651" svg:viewBox="0 0 1652 1652">
          <text:p/>
        </draw:connector>
        <draw:connector draw:style-name="gr4" draw:text-style-name="P3" draw:layer="layout" draw:type="line" svg:x1="13.89cm" svg:y1="9.89cm" svg:x2="15.351cm" svg:y2="10.588cm" draw:start-shape="id9" draw:start-glue-point="2" draw:end-shape="id13" draw:end-glue-point="3" svg:d="M13890 9890l1461 698" svg:viewBox="0 0 1462 699">
          <text:p/>
        </draw:connector>
        <draw:custom-shape draw:style-name="gr2" draw:text-style-name="P2" xml:id="id14" draw:id="id14" draw:layer="layout" svg:width="3.683cm" svg:height="0.889cm" svg:x="1.762cm" svg:y="14.335cm">
          <text:p text:style-name="P1"><text:span text:style-name="T1">Mouse Event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381cm" svg:y1="12.43cm" svg:x2="3.603cm" svg:y2="14.335cm" draw:start-shape="id11" draw:start-glue-point="2" draw:end-shape="id14" draw:end-glue-point="0" svg:d="M5381 12430l-1778 1905" svg:viewBox="0 0 1779 1906">
          <text:p/>
        </draw:connector>
        <draw:connector draw:style-name="gr4" draw:text-style-name="P3" draw:layer="layout" draw:type="line" svg:x1="9.445cm" svg:y1="12.43cm" svg:x2="9.445cm" svg:y2="13.065cm" draw:start-shape="id12" draw:start-glue-point="2" draw:end-shape="id15" draw:end-glue-point="0" svg:d="M9445 12430v635" svg:viewBox="0 0 1 636">
          <text:p/>
        </draw:connector>
        <draw:custom-shape draw:style-name="gr2" draw:text-style-name="P2" xml:id="id16" draw:id="id16" draw:layer="layout" svg:width="3.683cm" svg:height="0.889cm" svg:x="4.81cm" svg:y="15.605cm">
          <text:p text:style-name="P1"><text:span text:style-name="T1">Keyboard Event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381cm" svg:y1="12.43cm" svg:x2="6.651cm" svg:y2="15.605cm" draw:start-shape="id11" draw:start-glue-point="2" draw:end-shape="id16" draw:end-glue-point="0" svg:d="M5381 12430l1270 3175" svg:viewBox="0 0 1271 3176">
          <text:p/>
        </draw:connector>
        <draw:custom-shape draw:style-name="gr2" draw:text-style-name="P2" xml:id="id17" draw:id="id17" draw:layer="layout" svg:width="3.683cm" svg:height="0.889cm" svg:x="7.604cm" svg:y="14.335cm">
          <text:p text:style-name="P1"><text:span text:style-name="T1">Window Updat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381cm" svg:y1="12.43cm" svg:x2="7.604cm" svg:y2="14.779cm" draw:start-shape="id11" draw:start-glue-point="2" draw:end-shape="id17" draw:end-glue-point="3" svg:d="M5381 12430l2223 2349" svg:viewBox="0 0 2224 2350">
          <text:p/>
        </draw:connector>
        <draw:custom-shape draw:style-name="gr2" draw:text-style-name="P2" xml:id="id18" draw:id="id18" draw:layer="layout" svg:width="3.683cm" svg:height="0.889cm" svg:x="15.859cm" svg:y="13.065cm">
          <text:p text:style-name="P1"><text:span text:style-name="T1">GUI Behavior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445cm" svg:y1="12.43cm" svg:x2="17.7cm" svg:y2="13.065cm" draw:start-shape="id12" draw:start-glue-point="2" draw:end-shape="id18" draw:end-glue-point="0" svg:d="M9445 12430l8255 635" svg:viewBox="0 0 8256 636">
          <text:p/>
        </draw:connector>
        <draw:custom-shape draw:style-name="gr2" draw:text-style-name="P2" xml:id="id19" draw:id="id19" draw:layer="layout" svg:width="3.683cm" svg:height="0.889cm" svg:x="11.668cm" svg:y="13.065cm">
          <text:p text:style-name="P1"><text:span text:style-name="T1">Dynamic Hack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445cm" svg:y1="12.43cm" svg:x2="13.509cm" svg:y2="13.065cm" draw:start-shape="id12" draw:start-glue-point="2" draw:end-shape="id19" draw:end-glue-point="0" svg:d="M9445 12430l4064 635" svg:viewBox="0 0 4065 636">
          <text:p/>
        </draw:connector>
        <draw:frame draw:style-name="gr8" draw:text-style-name="P6" draw:layer="layout" svg:width="3.465cm" svg:height="0.734cm" svg:x="6.044cm" svg:y="2.778cm">
          <draw:text-box>
            <text:p text:style-name="P5"><text:span text:style-name="T2">module.scene_gui</text:span></text:p>
          </draw:text-box>
        </draw:frame>
        <draw:frame draw:style-name="gr8" draw:text-style-name="P6" draw:layer="layout" svg:width="3.829cm" svg:height="0.734cm" svg:x="11.922cm" svg:y="2.778cm">
          <draw:text-box>
            <text:p text:style-name="P5"><text:span text:style-name="T2">module.scene_game</text:span></text:p>
          </draw:text-box>
        </draw:frame>
        <draw:frame draw:style-name="gr8" draw:text-style-name="P6" draw:layer="layout" svg:width="4.388cm" svg:height="0.734cm" svg:x="15.027cm" svg:y="10.934cm">
          <draw:text-box>
            <text:p text:style-name="P5"><text:span text:style-name="T2">module.scene_behavior</text:span></text:p>
          </draw:text-box>
        </draw:frame>
        <draw:frame draw:style-name="gr8" draw:text-style-name="P6" draw:layer="layout" svg:width="5.121cm" svg:height="0.734cm" svg:x="15.224cm" svg:y="13.827cm">
          <draw:text-box>
            <text:p text:style-name="P5"><text:span text:style-name="T2">module.scene_gui_behavi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Planas</meta:initial-creator>
    <meta:creation-date>2015-12-10T17:35:01.593000000</meta:creation-date>
    <dc:date>2015-12-10T18:14:25.875000000</dc:date>
    <dc:creator>Robert Planas</dc:creator>
    <meta:editing-duration>PT24M12S</meta:editing-duration>
    <meta:editing-cycles>3</meta:editing-cycles>
    <meta:generator>LibreOffice/5.0.2.2$Windows_x86 LibreOffice_project/37b43f919e4de5eeaca9b9755ed688758a8251fe</meta:generator>
    <meta:document-statistic meta:object-count="42"/>
  </office:meta>
</office:document-meta>
</file>